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betan Machine Uni" svg:font-family="'Tibetan Machine Un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48f8e" officeooo:paragraph-rsid="00148f8e"/>
    </style:style>
    <style:style style:name="P2" style:family="paragraph" style:parent-style-name="Standard">
      <style:paragraph-properties fo:text-align="start" style:justify-single-word="false"/>
      <style:text-properties officeooo:rsid="00148f8e" officeooo:paragraph-rsid="00148f8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text-properties fo:font-style="normal" style:text-underline-style="none" officeooo:rsid="00168ce6" officeooo:paragraph-rsid="001b9da8" style:font-style-asian="normal" style:font-style-complex="normal"/>
    </style:style>
    <style:style style:name="P5" style:family="paragraph" style:parent-style-name="Text_20_body">
      <style:paragraph-properties fo:text-align="start" style:justify-single-word="false"/>
      <style:text-properties style:font-name="Ubuntu" fo:font-style="normal" style:text-underline-style="none" officeooo:rsid="00168ce6" officeooo:paragraph-rsid="001aa927" style:font-style-asian="normal" style:font-style-complex="normal"/>
    </style:style>
    <style:style style:name="P6" style:family="paragraph" style:parent-style-name="Text_20_body">
      <style:paragraph-properties fo:text-align="start" style:justify-single-word="false"/>
      <style:text-properties style:font-name="Ubuntu" fo:font-style="normal" style:text-underline-style="none" officeooo:rsid="0016f3a4" officeooo:paragraph-rsid="0016f3a4" style:font-style-asian="normal" style:font-style-complex="normal"/>
    </style:style>
    <style:style style:name="P7" style:family="paragraph" style:parent-style-name="Text_20_body">
      <style:paragraph-properties fo:text-align="start" style:justify-single-word="false"/>
      <style:text-properties style:font-name="Ubuntu" fo:font-style="normal" style:text-underline-style="none" officeooo:rsid="00195a19" officeooo:paragraph-rsid="00195a19" style:font-style-asian="normal" style:font-style-complex="normal"/>
    </style:style>
    <style:style style:name="P8" style:family="paragraph" style:parent-style-name="Text_20_body">
      <style:paragraph-properties fo:text-align="start" style:justify-single-word="false"/>
      <style:text-properties style:font-name="Ubuntu" fo:font-style="italic" style:text-underline-style="solid" style:text-underline-width="auto" style:text-underline-color="font-color" officeooo:rsid="0016f3a4" officeooo:paragraph-rsid="0016f3a4" style:font-style-asian="italic" style:font-style-complex="italic"/>
    </style:style>
    <style:style style:name="P9" style:family="paragraph" style:parent-style-name="Text_20_body">
      <style:paragraph-properties fo:text-align="start" style:justify-single-word="false"/>
      <style:text-properties style:font-name="Ubuntu" fo:font-style="italic" style:text-underline-style="solid" style:text-underline-width="auto" style:text-underline-color="font-color" officeooo:rsid="001f7b58" officeooo:paragraph-rsid="001f7b58" style:font-style-asian="italic" style:font-style-complex="italic"/>
    </style:style>
    <style:style style:name="P10" style:family="paragraph" style:parent-style-name="Text_20_body">
      <style:paragraph-properties fo:text-align="start" style:justify-single-word="false"/>
      <style:text-properties style:font-name="Ubuntu" officeooo:rsid="001f7b58" officeooo:paragraph-rsid="001f7b58"/>
    </style:style>
    <style:style style:name="P11" style:family="paragraph" style:parent-style-name="Heading_20_1">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officeooo:rsid="0017cdbb"/>
    </style:style>
    <style:style style:name="T3" style:family="text">
      <style:text-properties officeooo:rsid="00195a19"/>
    </style:style>
    <style:style style:name="T4" style:family="text">
      <style:text-properties officeooo:rsid="001aa927"/>
    </style:style>
    <style:style style:name="T5" style:family="text">
      <style:text-properties style:font-name="Ubuntu"/>
    </style:style>
    <style:style style:name="T6" style:family="text">
      <style:text-properties style:font-name="Ubuntu" officeooo:rsid="00195a19"/>
    </style:style>
    <style:style style:name="T7" style:family="text">
      <style:text-properties style:font-name="Ubuntu" officeooo:rsid="001d93e8"/>
    </style:style>
    <style:style style:name="T8" style:family="text">
      <style:text-properties style:font-name="Ubuntu" officeooo:rsid="0020cf88"/>
    </style:style>
    <style:style style:name="T9" style:family="text">
      <style:text-properties officeooo:rsid="001f0e77"/>
    </style:style>
    <style:style style:name="T10" style:family="text">
      <style:text-properties officeooo:rsid="001f7b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BRE Manon <text:tab/><text:tab/><text:tab/><text:tab/><text:tab/><text:tab/><text:tab/><text:tab/><text:tab/><text:tab/><text:tab/>Gr2</text:p>
      <text:p text:style-name="P1"/>
      <text:h text:style-name="P11" text:outline-level="1">Compte rendu PW </text:h>
      <text:p text:style-name="P3"><text:span text:style-name="T1"/></text:p>
      <text:p text:style-name="P10"><text:span text:style-name="T1">Technologies utilisées : </text:span></text:p>
      <text:p text:style-name="P4"><text:span text:style-name="T3"><text:tab/></text:span><text:span text:style-name="T6">Les t</text:span><text:span text:style-name="T5">echnos utilisées pendant le Tp</text:span><text:span text:style-name="T6">s sont angular, ionic et node js. Nous avons découvert ces différentes technos que je ne connaissais absolument pas. Je me sens pas encore aujourd’hui très alaise avec ces différents outils, mais ce</text:span><text:span text:style-name="T7">s différentes technologies</text:span><text:span text:style-name="T6"> donne envie d’en connaître plus et de les maîtriser. <text:s/></text:span><text:span text:style-name="T8">Je trouve que celle que l’on peut comprendre le mieux à travers ce TP est ionic. Ce Tp m’a également permit de découvrir le langage JavaScript, qui pour moi est un langage très important dans notre futur métier. </text:span></text:p>
      <text:p text:style-name="P5"><text:span text:style-name="T3">Ce projet m’a également permis de connaître Vscode que je trouve très pratique d’utilisation. Le dernier outil que j’ai appris à utiliser, et trouver très utile, est Git.</text:span></text:p>
      <text:p text:style-name="P5"/>
      <text:p text:style-name="P9">Réussite et problème lors des Tps : </text:p>
      <text:p text:style-name="P5"><text:tab/>Nous avons réussi toutes les <text:span text:style-name="T9">différentes étapes </text:span>à faire pour ce mini-projet. <text:span text:style-name="T4">E</text:span>n revanche, nous avons eu pas mal de problème lors de l’implémentation, c’est à dire je comprenais quoi faire mais ne savais pas comment le mettre en application, <text:span text:style-name="T4">notamment lors du premier Tp. </text:span></text:p>
      <text:p text:style-name="P5"/>
      <text:p text:style-name="P9">Avis sur le mini-projet :</text:p>
      <text:p text:style-name="P6"><text:tab/>J’ai beaucoup aimé le principe de faire une application et de ne pas faire des Tps non liés entre eux. J’ai découvert le monde de la programmation mobile qui m’a beaucoup plu<text:span text:style-name="T9">t</text:span>. En revanche pour qu’on soit moins perdu en <text:span text:style-name="T2">TP</text:span> j’aurais préférer qu’on puisse voir en cours des exemples de code pour prendre un peu ses marques avant les Tps. <text:span text:style-name="T9">Ou si on a pas le temps en cours, nous donner des exemples ou exercices à lire à la maison pour ceux qui le souhaite. </text:span></text:p>
      <text:p text:style-name="P6"/>
      <text:p text:style-name="P8">R<text:span text:style-name="T10">essenti global  :</text:span></text:p>
      <text:p text:style-name="P7"><text:tab/>Pour finir mon ressenti global <text:span text:style-name="T4">est que </text:span>je suis contente d’avoir découvert la programmation mobile, même si j’ai été un peu perdu pendant les Tps. <text:span text:style-name="T4">J’espère avoir l’occasion de découvrir plus le monde de la programmation mobi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betan Machine Uni" svg:font-family="'Tibetan Machine Un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9:19:15.012347383</meta:creation-date>
    <dc:date>2018-04-15T21:23:21.468105050</dc:date>
    <meta:editing-duration>PT51M24S</meta:editing-duration>
    <meta:editing-cycles>5</meta:editing-cycles>
    <meta:generator>LibreOffice/5.1.6.2$Linux_X86_64 LibreOffice_project/10m0$Build-2</meta:generator>
    <meta:document-statistic meta:table-count="0" meta:image-count="0" meta:object-count="0" meta:page-count="1" meta:paragraph-count="11" meta:word-count="307" meta:character-count="1799" meta:non-whitespace-character-count="1479"/>
  </office:meta>
</office:document-meta>
</file>